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3.2cm" svg:x2="10cm" svg:y2="4.8cm">
          <text:p/>
        </draw:line>
        <draw:custom-shape draw:style-name="gr2" draw:text-style-name="P2" draw:layer="layout" svg:width="8.7cm" svg:height="2.8cm" svg:x="5.9cm" svg:y="4.8cm">
          <text:p text:style-name="P2"><text:span text:style-name="T1">Output:</text:span></text:p>
          <text:p text:style-name="P2"><text:span text:style-name="T1"><text:s/>“</text:span><text:span text:style-name="T1">This programme will take the dimensions</text:span></text:p>
          <text:p text:style-name="P2"><text:span text:style-name="T1"><text:s/></text:span><text:span text:style-name="T1">of a fridge and see if it fits in a lift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" draw:text-style-name="P1" draw:layer="layout" svg:x1="9.8cm" svg:y1="7.9cm" svg:x2="9.8cm" svg:y2="9.7cm">
          <text:p/>
        </draw:line>
        <draw:custom-shape draw:style-name="gr2" draw:text-style-name="P3" draw:layer="layout" svg:width="10.4cm" svg:height="2.4cm" svg:x="3.9cm" svg:y="9.8cm">
          <text:p text:style-name="P1"><text:span text:style-name="T1">Input fridge height</text:span></text:p>
          <text:p text:style-name="P1"><text:span text:style-name="T1">Input fridge length</text:span></text:p>
          <text:p text:style-name="P1"><text:span text:style-name="T1">Input fridge width</text:span></text:p>
          <text:p text:style-name="P1"><text:span text:style-name="T1">Input lift height</text:span></text:p>
          <text:p text:style-name="P1"><text:span text:style-name="T1">Input lift length</text:span></text:p>
          <text:p text:style-name="P1"><text:span text:style-name="T1">Input lift widt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" draw:text-style-name="P1" draw:layer="layout" svg:x1="9.3cm" svg:y1="12.1cm" svg:x2="9.3cm" svg:y2="14cm">
          <text:p/>
        </draw:line>
        <draw:custom-shape draw:style-name="gr2" draw:text-style-name="P3" draw:layer="layout" svg:width="8.1cm" svg:height="2.1cm" svg:x="5.1cm" svg:y="14cm">
          <text:p text:style-name="P1"><text:span text:style-name="T1">Answer ←(liftW*liftH*liftL)-(fridgeH*fridgeL*fridgeW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9.2cm" svg:y1="16.1cm" svg:x2="9.2cm" svg:y2="18.5cm">
          <text:p/>
        </draw:line>
        <draw:custom-shape draw:style-name="gr3" draw:text-style-name="P1" draw:layer="layout" svg:width="3.6cm" svg:height="2.5cm" svg:x="8.3cm" svg:y="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layer="layout" svg:width="2.1cm" svg:height="1.35cm" svg:x="9.2cm" svg:y="1.5cm">
          <draw:text-box>
            <text:p>Start</text:p>
          </draw:text-box>
        </draw:frame>
        <draw:custom-shape draw:style-name="gr2" draw:text-style-name="P3" draw:layer="layout" svg:width="9.7cm" svg:height="1.5cm" svg:x="5.1cm" svg:y="19.1cm">
          <text:p text:style-name="P1"><text:span text:style-name="T1">Output “Amount of space left” + answ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9.9cm" svg:y1="20.7cm" svg:x2="10cm" svg:y2="22.8cm">
          <text:p/>
        </draw:line>
        <draw:custom-shape draw:style-name="gr2" draw:text-style-name="P1" draw:layer="layout" svg:width="3.5cm" svg:height="2.7cm" svg:x="8.4cm" svg:y="23.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5:05:49.777000000</meta:creation-date>
    <dc:date>2014-09-16T15:19:19.470000000</dc:date>
    <meta:editing-duration>P0D</meta:editing-duration>
    <meta:editing-cycles>1</meta:editing-cycles>
    <meta:document-statistic meta:object-count="12"/>
    <meta:generator>LibreOffice/4.2.5.2$Windows_x86 LibreOffice_project/61cb170a04bb1f12e77c884eab9192be736ec5f5</meta:generator>
  </office:meta>
</office:document-meta>
</file>